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Requirements for the process:</text:span></text:p>
      <text:p text:style-name="P1"><text:span text:style-name="T2"/></text:p>
      <text:p text:style-name="P1"><text:span text:style-name="T3">at least 5 x1 metal wires</text:span></text:p>
      <text:p text:style-name="P1"><text:span text:style-name="T3">at least 2 x2 metal wires (x3 ok, but then 4 is better than 2)</text:span></text:p>
      <text:p text:style-name="P1"><text:span text:style-name="T3">aoi21 gate</text:span></text:p>
      <text:p text:style-name="P1"><text:span text:style-name="T3">oai21 gate</text:span></text:p>
      <text:p text:style-name="P1"><text:span text:style-name="T3">inverting tri-state buffer</text:span></text:p>
      <text:p text:style-name="P1"><text:span text:style-name="T4"/></text:p>
      <text:p text:style-name="P1"><text:span text:style-name="T5">two port memory compiler (1 read 1 write) with write-first behaviour.</text:span></text:p>
      <text:p text:style-name="P1"><text:span text:style-name="T5">two port memory compiler (1 read 1 write) with write-first behaviour and asynchronous read.</text:span></text:p>
      <text:p text:style-name="P1"><text:span text:style-name="T6"/></text:p>
      <text:p text:style-name="P1"><text:span text:style-name="T7">Assumed is cmos logic.</text:span></text:p>
      <text:p text:style-name="P1"><text:span text:style-name="T8"/></text:p>
      <text:p text:style-name="P1"><text:span text:style-name="T9">The longest delay path is assumed to be the reservationstation selection logic.</text:span></text:p>
      <text:p text:style-name="P1"><text:span text:style-name="T9">The next longest delay path is assumed to be in the front-end, in the logic that calculates the next IP to fetch.</text:span></text:p>
      <text:p text:style-name="P1"><text:span text:style-name="T9"/></text:p>
      <text:p text:style-name="P1"><text:span text:style-name="T10"/></text:p>
      <text:p text:style-name="P1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